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45000001A28132BD1D42906BF7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margin-left="0cm" fo:margin-right="0cm" fo:text-indent="0.025cm" style:auto-text-indent="false" style:page-number="auto">
        <style:tab-stops>
          <style:tab-stop style:position="17cm" style:type="right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9" style:family="paragraph" style:parent-style-name="Standard">
      <style:paragraph-properties fo:margin-left="0.049cm" fo:margin-right="0cm" fo:text-indent="0cm" style:auto-text-indent="false"/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margin-left="0.049cm" fo:margin-right="0cm" fo:text-indent="0cm" style:auto-text-indent="false" style:page-number="auto"/>
      <style:text-properties style:font-name="Arial" fo:font-size="14pt" style:font-size-asian="14pt" style:font-size-complex="14pt"/>
    </style:style>
    <style:style style:name="P11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/>
    </style:style>
    <style:style style:name="P19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000000" loext:opacity="100%" style:font-name="Arial" fo:font-size="14pt" style:font-size-asian="14pt" style:font-name-complex="Menlo Regular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4pt" officeooo:paragraph-rsid="005fd38a" style:font-size-asian="14pt" style:font-name-complex="Menlo Regular" style:font-size-complex="14pt"/>
    </style:style>
    <style:style style:name="P23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4" style:family="paragraph" style:parent-style-name="Heading_20_1">
      <style:paragraph-properties fo:margin-left="0cm" fo:margin-right="0cm" fo:text-indent="0cm" style:auto-text-indent="false" fo:break-before="page">
        <style:tab-stops>
          <style:tab-stop style:position="5.502cm"/>
        </style:tab-stops>
      </style:paragraph-properties>
      <style:text-properties style:font-name="Arial" fo:font-size="18pt" fo:font-style="normal" fo:font-weight="bold" style:font-size-asian="18pt" style:font-style-asian="normal" style:font-weight-asian="bold" style:font-size-complex="18pt" style:font-style-complex="normal"/>
    </style:style>
    <style:style style:name="P25" style:family="paragraph" style:parent-style-name="Heading_20_2">
      <style:text-properties officeooo:paragraph-rsid="005afb67"/>
    </style:style>
    <style:style style:name="P26" style:family="paragraph" style:parent-style-name="Standard">
      <style:text-properties fo:color="#000000" loext:opacity="100%" style:font-name="Arial" fo:font-size="14pt" style:font-size-asian="14pt" style:font-name-complex="Menlo Regular" style:font-size-complex="14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4pt" officeooo:paragraph-rsid="006585c4" style:font-size-asian="14pt" style:font-name-complex="Menlo Regular" style:font-size-complex="14pt"/>
    </style:style>
    <style:style style:name="P28" style:family="paragraph" style:parent-style-name="Standard">
      <style:text-properties fo:color="#000000" loext:opacity="100%" style:font-name="Arial" fo:font-size="14pt" officeooo:paragraph-rsid="006585c4" style:font-size-asian="14pt" style:font-name-complex="Menlo Regular" style:font-size-complex="14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4pt" style:font-size-asian="14pt" style:font-name-complex="Menlo Regular" style:font-size-complex="14pt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4pt" officeooo:paragraph-rsid="006585c4" style:font-size-asian="14pt" style:font-size-complex="14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style:font-size-asian="14pt" style:font-size-complex="14pt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.101cm"/>
          <style:tab-stop style:position="2.004cm"/>
          <style:tab-stop style:position="9.313cm" style:type="right"/>
          <style:tab-stop style:position="16.256cm"/>
        </style:tab-stops>
      </style:paragraph-properties>
      <style:text-properties style:font-name="Arial" fo:font-size="14pt" style:text-underline-style="none" officeooo:paragraph-rsid="006585c4" style:font-size-asian="14pt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" officeooo:paragraph-rsid="00637459"/>
    </style:style>
    <style:style style:name="T1" style:family="text">
      <style:text-properties officeooo:rsid="005b8074"/>
    </style:style>
    <style:style style:name="T2" style:family="text">
      <style:text-properties officeooo:rsid="0058661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5e61e6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 loext:opacity="100%" fo:font-size="14pt" style:font-size-asian="14pt" style:font-name-complex="Menlo Regular" style:font-size-complex="14pt"/>
    </style:style>
    <style:style style:name="T7" style:family="text">
      <style:text-properties fo:color="#000000" loext:opacity="100%" fo:font-size="14pt" fo:font-style="italic" fo:font-weight="bold" style:font-size-asian="14pt" style:font-style-asian="italic" style:font-weight-asian="bold" style:font-name-complex="Menlo Regular" style:font-size-complex="14pt" style:font-weight-complex="bold"/>
    </style:style>
    <style:style style:name="T8" style:family="text">
      <style:text-properties fo:color="#000000" loext:opacity="100%" fo:font-size="14pt" fo:font-style="italic" fo:font-weight="normal" style:font-size-asian="14pt" style:font-style-asian="italic" style:font-weight-asian="normal" style:font-name-complex="Menlo Regular" style:font-size-complex="14pt" style:font-weight-complex="normal"/>
    </style:style>
    <style:style style:name="T9" style:family="text">
      <style:text-properties fo:color="#000000" loext:opacity="100%" fo:font-size="18pt" officeooo:rsid="005fd38a" style:font-size-asian="18pt" style:font-name-complex="Menlo Regular" style:font-size-complex="18pt"/>
    </style:style>
    <style:style style:name="T10" style:family="text">
      <style:text-properties fo:color="#000000" loext:opacity="100%" style:font-name-complex="Menlo Regular"/>
    </style:style>
    <style:style style:name="T11" style:family="text">
      <style:text-properties fo:color="#000000" loext:opacity="100%" officeooo:rsid="005fd38a" style:font-name-complex="Menlo Regular"/>
    </style:style>
    <style:style style:name="T12" style:family="text">
      <style:text-properties fo:color="#000000" loext:opacity="100%" officeooo:rsid="006585c4" style:font-name-complex="Menlo Regular"/>
    </style:style>
    <style:style style:name="T13" style:family="text">
      <style:text-properties fo:color="#000000" loext:opacity="100%" style:text-underline-style="solid" style:text-underline-width="auto" style:text-underline-color="font-color" officeooo:rsid="005fd38a" style:font-name-complex="Menlo Regular"/>
    </style:style>
    <style:style style:name="T14" style:family="text">
      <style:text-properties fo:color="#000000" loext:opacity="100%" fo:font-size="8pt" officeooo:rsid="005fd38a" style:font-size-asian="8pt" style:font-name-complex="Menlo Regular" style:font-size-complex="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Arial" fo:font-size="14pt" style:font-size-asian="14pt" style:font-size-complex="14pt"/>
    </style:style>
    <style:style style:name="T21" style:family="text">
      <style:text-properties style:font-name="Arial" fo:font-size="14pt" officeooo:rsid="005afb67" style:font-size-asian="14pt" style:font-size-complex="14pt"/>
    </style:style>
    <style:style style:name="T22" style:family="text">
      <style:text-properties officeooo:rsid="005afb67"/>
    </style:style>
    <style:style style:name="T23" style:family="text">
      <style:text-properties officeooo:rsid="005fd38a"/>
    </style:style>
    <style:style style:name="T24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WST-Nr: CHE-102.757.592 MWST <text:s/>(Chrischona Schweiz)</text:p>
      <text:h text:style-name="P23" text:outline-level="1">Kerzenziehen {year}, Buchung {bookingId}</text:h>
      <text:h text:style-name="Heading_20_2" text:outline-level="2">Rechnung</text:h>
      <text:p text:style-name="P18"><text:span text:style-name="T4">Schulklasse</text:span><text:span text:style-name="T3">: </text:span><text:span text:style-name="T5"><text:tab/></text:span></text:p>
      <text:p text:style-name="P12"/>
      <text:p text:style-name="P4">Leiter/in: <text:span text:style-name="T15"><text:tab/></text:span></text:p>
      <text:p text:style-name="P10"/>
      <text:p text:style-name="P9"/>
      <text:p text:style-name="P14">Datum, Kurs<text:tab/><text:tab/>CHF</text:p>
      <text:p text:style-name="P11"/>
      <text:p text:style-name="P11">{date}, <text:span text:style-name="T15"><text:tab/></text:span><text:tab/>{priceTotal}</text:p>
      <text:p text:style-name="P11"/>
      <text:p text:style-name="P11"><text:span text:style-name="T15"><text:tab/></text:span><text:span text:style-name="T16"><text:tab/></text:span><text:span text:style-name="T15"><text:tab/></text:span></text:p>
      <text:p text:style-name="P13"/>
      <text:p text:style-name="P11"><text:span text:style-name="T15"><text:tab/></text:span><text:span text:style-name="T16"><text:tab/></text:span><text:span text:style-name="T15"><text:tab/></text:span></text:p>
      <text:p text:style-name="P11"/>
      <text:p text:style-name="P7">Gesamtbetrag (inkl. <text:span text:style-name="T22">7.7</text:span>% MWST):<text:tab/>{priceTotal}<text:tab/></text:p>
      <text:p text:style-name="P6"/>
      <text:p text:style-name="P5"/>
      <text:p text:style-name="P5"/>
      <text:p text:style-name="P31">Datum: <text:span text:style-name="T15"><text:tab/></text:span></text:p>
      <text:p text:style-name="P31"/>
      <text:p text:style-name="P31">Name: <text:span text:style-name="T15"><text:tab/></text:span></text:p>
      <text:p text:style-name="P5"/>
      <text:p text:style-name="P5"/>
      <text:p text:style-name="P30"><text:span text:style-name="T10">Betrag dankend erhalten, </text:span>Unterschrift: <text:tab/><text:span text:style-name="T15"><text:tab/></text:span></text:p>
      <text:p text:style-name="P32"><text:span text:style-name="T14"><text:tab/></text:span><text:span text:style-name="T11"><text:line-break/><text:tab/>☐<text:tab/>Bar<text:line-break/></text:span><text:span text:style-name="T14"><text:tab/></text:span></text:p>
      <text:p text:style-name="P32"><text:span text:style-name="T11"><text:tab/>☐<text:tab/></text:span><text:span text:style-name="T12">Twint</text:span></text:p>
      <text:p text:style-name="P29"/>
      <text:p text:style-name="P33"><text:span text:style-name="T6">☐<text:tab/>Betrag zu überweisen auf untenstehendes Konto,<text:line-break/><text:tab/>Zweck: «</text:span><text:span text:style-name="T7">Kerzenziehen {bookingId}</text:span><text:span text:style-name="T8">»</text:span></text:p>
      <text:p text:style-name="P21"/>
      <text:p text:style-name="P15"/>
      <text:p text:style-name="P15"/>
      <text:p text:style-name="P16">Kontoverbindung:<text:tab/>CH05 0688 8016 1232 5000 7</text:p>
      <text:p text:style-name="P16"><text:tab/>Verein Chrischona Schweiz</text:p>
      <text:p text:style-name="P16"><text:tab/>Chrischona-Gemeinde Uster</text:p>
      <text:p text:style-name="P17"><text:tab/>4126 Bettingen</text:p>
      <text:h text:style-name="P24" text:outline-level="1">Kerzenziehen {year}, Buchung {bookingId}</text:h>
      <text:p text:style-name="P8">Gesamtbetrag (inkl. <text:span text:style-name="T22">7.7</text:span>% MWST):<text:tab/>{priceTotal}</text:p>
      <text:h text:style-name="P25" text:outline-level="2">Detailauflistung<text:span text:style-name="T20"> (inkl. </text:span><text:span text:style-name="T21">7.7</text:span><text:span text:style-name="T20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848571132176">
          <table:table-cell table:style-name="Tableau1.A1" office:value-type="string">
            <text:p text:style-name="P19">[!-- BEGIN row.articles --]<text:span text:style-name="T17">{articleTitle}</text:span></text:p>
          </table:table-cell>
          <table:table-cell table:style-name="Tableau1.A1" office:value-type="string">
            <text:p text:style-name="P20">{articleDetails}</text:p>
          </table:table-cell>
          <table:table-cell table:style-name="Tableau1.A1" office:value-type="string">
            <text:p text:style-name="P19"><text:span text:style-name="T19">{articleCost}</text:span><text:span text:style-name="T18">[!-- END row.article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MT1" style:family="text">
      <style:text-properties officeooo:rsid="005b8074"/>
    </style:style>
    <style:style style:name="MT2" style:family="text">
      <style:text-properties officeooo:rsid="0058661b"/>
    </style:style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" text:anchor-type="as-char" svg:y="-0.178cm" svg:width="14.381cm" svg:height="1.769cm" draw:z-index="1"><draw:image xlink:href="Pictures/1000000000000D45000001A28132BD1D42906BF7.jpg" xlink:type="simple" xlink:show="embed" xlink:actuate="onLoad" draw:mime-type="image/jpeg"/></draw:frame></text:p>
      </style:header>
      <style:footer>
        <text:p text:style-name="MP1">Uster, {date} <text:span text:style-name="MT1">{time}</text:span>, <text:span text:style-name="MT2">v1.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yril PIERRE de GEYERR</meta:initial-creator>
    <meta:creation-date>2008-09-02T10:04:05</meta:creation-date>
    <dc:date>2021-11-06T16:15:18.217000000</dc:date>
    <meta:editing-cycles>84</meta:editing-cycles>
    <meta:editing-duration>PT2H48M43S</meta:editing-duration>
    <meta:document-statistic meta:table-count="1" meta:image-count="1" meta:object-count="0" meta:page-count="2" meta:paragraph-count="28" meta:word-count="84" meta:character-count="720" meta:non-whitespace-character-count="631"/>
    <meta:user-defined meta:name="Info 1"/>
    <meta:user-defined meta:name="Info 2"/>
    <meta:user-defined meta:name="Info 3"/>
    <meta:user-defined meta:name="Info 4"/>
  </office:meta>
</office:document-meta>
</file>